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1:.B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2:.B2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MAX([.A3:.B3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8:46:57.903317493</meta:creation-date>
    <dc:date>2016-03-20T18:47:59.311491908</dc:date>
    <meta:editing-duration>PT1M2S</meta:editing-duration>
    <meta:editing-cycles>1</meta:editing-cycles>
    <meta:document-statistic meta:table-count="1" meta:cell-count="9" meta:object-count="0"/>
    <meta:generator>LibreOffice/5.1.1.3$Linux_x86 LibreOffice_project/10m0$Build-3</meta:generator>
  </office:meta>
</office:document-meta>
</file>